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Construire ensemble et autrement des idées citoyennes”<text:line-break/>- Gymkhana</text:p>
      <text:h text:style-name="Heading_20_1" text:outline-level="1">Les citoyens dans le phare, les développeurs sur le bateau </text:h>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Quotations">“La vie est trop courte pour construire quelque chose que personne ne veut.”<text:line-break/>- Ash Maurya</text:p>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text:span text:style-name="T1">Gymkhana</text:span>.</text:p>
      <text:p text:style-name="Standard"/>
      <text:h text:style-name="Heading_20_1" text:outline-level="1">Crise en incubation</text:h>
      <text:p text:style-name="Standard">Nous souhaitions initialement réaliser une application Web <text:span text:style-name="T1">Crise</text:span>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text:span text:style-name="T1">business plan</text:span>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text:soft-page-break/>A l'issue de cette expérience, nous avions établi le constat qu'un réel besoin de décider en période de crise existait, mais que les projets étaient mal accompagnés, avec des pratiques inadaptées au contexte. Nous étions convaincus que les approches <text:span text:style-name="T1">lean</text:span> et <text:span text:style-name="T1">agiles</text:span> que nous pratiquions depuis quelques années, pourraient contribuer à aider bien plus efficacement les porteurs de projets. <text:s/></text:p>
      <text:p text:style-name="Standard"/>
      <text:h text:style-name="Heading_20_1" text:outline-level="1">Montpellier, un essai transformable</text:h>
      <text:p text:style-name="Standard">Le premier coup de pied <text:span text:style-name="T1">Gymkhana</text:span> a été donné à Montpellier. Il nous paraissait possible d’obtenir, en une seule journée, ce que nous n’avions pas réussi à construire en six mois : modéliser les besoins de <text:span text:style-name="T1">Crise</text:span>, et obtenir une première hypothèse de travail. Nous avions hâte de revenir à nos pratiques, et de réellement commencer la réalisation de <text:span text:style-name="T1">Crise</text:span>.</text:p>
      <text:p text:style-name="Standard"/>
      <text:p text:style-name="Standard">Une des singularités du projet reposait sur l’absence de _client_ au sens conventionnel du terme. L’habitude d’utiliser des jeux _agiles_ pour faciliter la collaboration des équipes a fait émerger l’idée d’organiser une journée de co-construction centrée sur les usagers. Pour cette première expérience des citoyens un peu particuliers ont été invités, ils s’agissaient de développeurs, de _Product-Owner_, de _facilitateurs_ et d’experts métiers spécialisés dans la gestion de crises d’intempéries. La matinée était dédiée aux jeux _agiles_. Nous avons d'abord scruté l’avenir avec : “souvenir du futur”, puis défini des [_personae_] avec les “cartes d’empathie”, et enfin cherché notre cap avec le “speed-boat”. L'après-midi, les participants rassemblés en différents groupes ont été invités à déterminer et à prioriser les fonctionnalités d'un _Produit Minimum Viable_.</text:p>
      <text:p text:style-name="Standard"/>
      <text:p text:style-name="Standard">L'après-midi, pour synthétiser et converger vers une vision partagée, nous avons utilisé trois approches différentes : </text:p>
      <text:p text:style-name="Standard">- _impact mapping_ ;</text:p>
      <text:p text:style-name="Standard">- _story mapping_ ;</text:p>
      <text:p text:style-name="Standard">- _running lean_.</text:p>
      <text:p text:style-name="Standard"/>
      <text:p text:style-name="Standard">Bilan des courses : La matinée s'est avérée très prolifique, la parole a bien circulé, les ateliers nous ont permis d’obtenir une compréhension relative de _Crise_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p text:style-name="Standard">- nous n'arrivions pas à faire ressortir l'intelligence collective ;</text:p>
      <text:p text:style-name="Standard">- certaines séquences provoquaient des débats stériles ; </text:p>
      <text:p text:style-name="Standard">- la production des ateliers était trop morcelée pour être exploitable. </text:p>
      <text:p text:style-name="Standard"/>
      <text:p text:style-name="Standard"># Toulouse presque rose</text:p>
      <text:p text:style-name="Standard"/>
      <text:p text:style-name="Standard">Nous avons donc décidé de reconduire un atelier en essayant de résoudre les problèmes rencontrés à Montpellier tout en continuant la co-construction de l'application _Crise_.</text:p>
      <text:p text:style-name="Standard"><text:soft-page-break/></text:p>
      <text:p text:style-name="Standard">C'est à Toulouse, dans le tiers lieu _La Cantine_, que nous avons mis en place ce nouvel atelier. Pour redonner du peps et modifier l'approche, une invitation a été lancée pour réaliser une journée d'ateliers basée sur des jeux. Pour rendre l'évènement accessible aux citoyens, nous avons publié une annonce sur le site _On va sortir_. Nous avions également invité des partenaires de la communauté _agile_. </text:p>
      <text:p text:style-name="Standard"/>
      <text:p text:style-name="Standard">Pour résoudre le problème du consensus mou, nous avons choisi d'utiliser des techniques de _Design Thinking_ et des exercices _d'éducation populaire_ favorisant la co-création, et la pensée intuitive du groupe. Les résultats ont été concluants. Des idées <text:s/>plus originales ont émergé, comme par exemple la solution d'envoyer une escadrille de drones pour rendre compte de l'importance des dégâts. À cette occasion, _Crise_, a d'ailleurs été rebaptisée _Typhon Futé_.</text:p>
      <text:p text:style-name="Standard"/>
      <text:p text:style-name="Standard">Afin de limiter les débats, nous avions resserré l'approche stratégique sur _Running Lean_. Malheureusement, cela n'a pas empêché les hold-up de parole. Concernant le morcellement du produit, nous avons tenté d'orienter les jeux vers la construction d'un _Lean Canvas_.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_La Cantine_ subsistaient donc les prises de paroles intempestives, et le morcellement des résultats des ateliers. </text:p>
      <text:p text:style-name="Standard"/>
      <text:p text:style-name="Standard"># Remue-méninges à Castanet</text:p>
      <text:p text:style-name="Standard"/>
      <text:p text:style-name="Standard">À deux pendant une semaine, nous avons cogité à l’organisation des ateliers en creusant la piste consistant à utiliser des activités ludiques, fédératrices, pour produire un _Lean Canvas_.</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_Lean Canvas_.</text:p>
      <text:p text:style-name="Standard"/>
      <text:p text:style-name="Standard">D’autre part, utiliser l'approche _Running Lean_ apportait une réponse stratégique qui réglait le problème de morcellement en produisant une vision unifiée du produit.</text:p>
      <text:p text:style-name="Standard"/>
      <text:p text:style-name="Standard">Un problème subsistait : l’approche _Running Lean_ étant résolument commerciale et orientée profit, il était indispensable d’orienter l'approche sur l’utilité citoyenne et le bien commun. Nous avons adapté, modifié, bidouillé les ateliers et le canevas ( canvas?), et cette nouvelle formule a été baptisée _Gymkhana_. </text:p>
      <text:p text:style-name="Standard"/>
      <text:p text:style-name="Standard">À cette étape, l'approche n’était pas vérifiée, nous avons décidé de mettre de côté l'application _Typhon Futé_, et de tester concrètement cette nouvelle formule à l'occasion de la rencontre _Open Bidouille_ de Bordeaux. <text:s/></text:p>
      <text:p text:style-name="Standard"/>
      <text:p text:style-name="Standard"># Anime-moi tendre, anime-moi vrai</text:p>
      <text:p text:style-name="Standard"/>
      <text:p text:style-name="Standard">L'_Open Bidouille Camp_, est un peu la foire du _Do It Yourself_ (DIY), on y trouve des imprimantes 3D, les fans du _Disco soupe_, des ateliers pour construire des tampons avec des légumes, et… pour l'édition 2013, les ateliers _Gymkhana_.</text:p>
      <text:p text:style-name="Standard"/>
      <text:p text:style-name="Standard">Pour l'occasion, nous avions convenu de partir sur une problématique endémique en Gironde : la <text:soft-page-break/>gestion citoyenne des ordures ménagères. L'objectif consistait à réaliser le _Produit Minimum Viable_ d'une application Web. Le public était plus hétéroclite que lors des précédents ateliers, nous avions invité quelques proches de la communauté _agile_ bordelaise, des médiateurs numériques du Conseil Général de Gironde, et certains participants d'_Open Bidouille_ sont venus nous rejoindre. Nous avons joué aux jeux que nous avions bidouillés pour l’occasion. En fin de journée, le groupe avait fait émerger une vision collective avec des prises de parole pertinentes et équilibrées. Une hypothèse sous forme de _Lean Canvas_ avait été réalisée, un produit minimum était née : _Jette-moi, mais bien !_</text:p>
      <text:p text:style-name="Standard"/>
      <text:p text:style-name="Standard">Durant les ateliers, nous avions annoncé la mise à disposition des ateliers _Gymkhana_ en licence libre. Pour honorer cette promesse il était temps de documenter le projet. Nous avons proposé un site dédié avec des fiches outils, et une description générale du déroulé des ateliers.</text:p>
      <text:p text:style-name="Standard"/>
      <text:p text:style-name="Standard"># TedX : le potager numérique</text:p>
      <text:p text:style-name="Standard"/>
      <text:p text:style-name="Standard">Une présentation _TedX_ de _Gymkhana_ a été proposée à Toulon. La tentative était un peu fougueuse, l'approche étant très jeune, la démonstration souffrait d'un manque de stabilité.</text:p>
      <text:p text:style-name="Standard">***proposée et acceptée, je pense qu'il faut en dire un peu plus, parler des feedbacks***</text:p>
      <text:p text:style-name="Standard"/>
      <text:p text:style-name="Standard">Nous souhaitions trouver un équilibre pour définir le projet sans pour autant le figer. Nous avons annoncé une proposition de valeur (?) : “Construire ensemble et autrement des idées citoyennes”, et suggéré une première définition (de?) :</text:p>
      <text:p text:style-name="Standard"/>
      <text:p text:style-name="Standard">“les ateliers _Gymkhana_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p text:style-name="Standard"># Au pays de la médiation numérique</text:p>
      <text:p text:style-name="Standard"/>
      <text:p text:style-name="Standard">Beaucoup de groupes de pratique explorent les approches collaboratives et coopératives. Depuis peu, les murs qui séparent ces communautés se lézardent, et l’une d’elles : la médiation numérique, nous a invité à jouer _Gymkhana_.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_agile_.</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_personae_ étaient confrontées.</text:p>
      <text:p text:style-name="Standard"/>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_canvas_. </text:p>
      <text:p text:style-name="Standard"><text:soft-page-break/></text:p>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Standard"/>
      <text:p text:style-name="Standard"># Vers quelque part, et au-delà</text:p>
      <text:p text:style-name="Standard"/>
      <text:p text:style-name="Standard">Si nous ne faisons pas germer nos idées citoyennes, elles finiront déformées et monétisées. Le covoiturage est un bon exemple, né dans les années 50 d’une initiative citoyenne, son principe était initialement basé sur des pratiques 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_Gymkhana_ pour faciliter la concertation et l’implication des citoyens.</text:p>
      <text:p text:style-name="Standard"/>
      <text:p text:style-name="Standard">_Gymkhana_ n'est pas qu'une succession d'ateliers ou de jeux, c'est une nouvelle approche pour faciliter l'innovation sociale et solidaire qui permet de casser la cloison entre les développeurs et les usagers.</text:p>
      <text:p text:style-name="Standard"/>
      <text:p text:style-name="Standard"># Les petits liens…</text:p>
      <text:p text:style-name="Standard">http://www.gymkhana.fr - Fiches des ateliers Gymkhana</text:p>
      <text:p text:style-name="Standard">http://blog.typhonfute.fr - Artefacts du projet Typhon Futé</text:p>
      <text:p text:style-name="Standard">https://gymkhana.exposure.co - Photos des ateliers</text:p>
      <text:p text:style-name="Standard">http://bit.ly/mtp-gymkhana - Flyer de l’atelier de Montpellier</text:p>
      <text:p text:style-name="Standard">http://bit.ly/canvas-lean - Lean Canvas par Ash Maurya</text:p>
      <text:p text:style-name="Standard">http://bit.ly/mvp-ash - MVP par Ash Maurya</text:p>
      <text:p text:style-name="Standard">http://bit.ly/obc-gymkhana - Open-Bidouille de Bordeaux</text:p>
      <text:p text:style-name="Standard">http://bit.ly/tedx-gymkhana - Vidéo de la présentation TedX</text:p>
      <text:p text:style-name="Standard">http://bit.ly/mednum14 - 2ème Assises de la médiation numérique</text:p>
      <text:p text:style-name="Standard">http://fr.wikipedia.org/wiki/Ivan_Illich - Ivan Illich</text:p>
      <text:p text:style-name="Standard">http://impactmapping.org - L’impact mapping par Gojko Adzic</text:p>
      <text:p text:style-name="Standard">http://discosoupe.org - Disco Soupe</text:p>
      <text:p text:style-name="Standard"/>
      <text:p text:style-name="Standard"># Suivez ce compte !</text:p>
      <text:p text:style-name="Standard">@ashmaurya - Running Lean</text:p>
      <text:p text:style-name="Standard">@claudeaubry - Co-créateur</text:p>
      <text:p text:style-name="Standard">@davidbgk - Co-opérateur</text:p>
      <text:p text:style-name="Standard">@keronos - Médiation numérique</text:p>
      <text:p text:style-name="Standard">@langlois_s - Co-créateur</text:p>
      <text:p text:style-name="Standard">@lilious - Co-animateur</text:p>
      <text:p text:style-name="Standard">@liochan - Co-animateur</text:p>
      <text:p text:style-name="Standard">@merkapt - Co-pilote</text:p>
      <text:p text:style-name="Standard">#miho_fr - Typhon Futé</text:p>
      <text:p text:style-name="Standard">@providenz - TedX Toulon</text:p>
      <text:p text:style-name="Standard">@vinyll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0.499cm" fo:margin-right="0.499cm" fo:margin-top="0cm" fo:margin-bottom="0.499cm"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0-30T14:14:22</dc:date>
    <meta:editing-duration>PT12M24S</meta:editing-duration>
    <meta:editing-cycles>2</meta:editing-cycles>
    <meta:generator>OpenOffice/4.0.1$Unix OpenOffice.org_project/401m5$Build-9714</meta:generator>
    <meta:document-statistic meta:table-count="0" meta:image-count="0" meta:object-count="0" meta:page-count="5" meta:paragraph-count="82" meta:word-count="2250" meta:character-count="15304"/>
  </office:meta>
</office:document-meta>
</file>